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07248677035054681" text:style-name="L1">
        <text:list-item>
          <text:p text:style-name="P2">¿Que se logro hacer durante esta semana?</text:p>
          <text:p text:style-name="P2"/>
        </text:list-item>
      </text:list>
      <text:p text:style-name="P1"><text:tab/>Durante esta semana logramos cumplir las siguientes tareas :</text:p>
      <text:list xml:id="list6252803156606977130" text:style-name="L2">
        <text:list-item>
          <text:p text:style-name="P3">Realizamos el Diagrama de clases del modelo Backend (Falta completar escenario de segundo juego)</text:p>
        </text:list-item>
        <text:list-item>
          <text:p text:style-name="P3">Realizamos Diagrama de casos de Uso </text:p>
        </text:list-item>
        <text:list-item>
          <text:p text:style-name="P3">Realizamos listado de Casos de Uso</text:p>
        </text:list-item>
        <text:list-item>
          <text:p text:style-name="P3">Comenzamos el diseño del segundo juego</text:p>
        </text:list-item>
      </text:list>
      <text:p text:style-name="P1"/>
      <text:list xml:id="list43790811" text:continue-list="list7407248677035054681" text:style-name="L1">
        <text:list-item>
          <text:p text:style-name="P2">¿Que dificultades tuvieron?</text:p>
        </text:list-item>
      </text:list>
      <text:p text:style-name="P1"><text:tab/></text:p>
      <text:p text:style-name="P1"><text:tab/>La mayoria fueron de disponibilidad horaria y la creacion del segundo juego.</text:p>
      <text:p text:style-name="P1"/>
      <text:list xml:id="list43792394" text:continue-numbering="true" text:style-name="L1">
        <text:list-item>
          <text:p text:style-name="P2">¿Que planifican hacer la proxima semana?</text:p>
        </text:list-item>
      </text:list>
      <text:p text:style-name="P1"><text:tab/></text:p>
      <text:p text:style-name="P1"><text:tab/>Terminar el diseño del segundo juego y empezar a implementar funcionalidad.</text:p>
      <text:list xml:id="list8184723896953491252" text:style-name="L3">
        <text:list-header>
          <text:p text:style-name="P4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10T22:16:59.82</meta:creation-date>
    <dc:date>2018-09-25T23:58:14.41</dc:date>
    <dc:creator>Martín Rios</dc:creator>
    <meta:editing-duration>PT1H7M47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2" meta:word-count="87" meta:character-count="537"/>
  </office:meta>
</office:document-meta>
</file>